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2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1cm" fo:min-width="2.18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5.15cm" fo:min-width="4.0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5cm"/>
    </style:style>
    <style:style style:name="gr9" style:family="graphic" style:parent-style-name="standard">
      <style:graphic-properties svg:stroke-color="#666666" draw:fill="none" draw:textarea-horizontal-align="justify" draw:textarea-vertical-align="middle" draw:auto-grow-height="false" fo:min-height="0.95cm" fo:min-width="2.1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6.85cm" fo:min-width="3.9cm"/>
    </style:style>
    <style:style style:name="gr11" style:family="graphic" style:parent-style-name="standard">
      <style:graphic-properties svg:stroke-color="#666666" draw:fill="none" draw:textarea-horizontal-align="justify" draw:textarea-vertical-align="middle" draw:auto-grow-height="false" fo:min-height="0.95cm" fo:min-width="2.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4.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2.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1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7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6cm"/>
    </style:style>
    <style:style style:name="gr23" style:family="graphic" style:parent-style-name="standard">
      <style:graphic-properties svg:stroke-color="#666666" draw:fill="none" draw:textarea-horizontal-align="justify" draw:textarea-vertical-align="middle" draw:auto-grow-height="false" fo:min-height="1.45cm" fo:min-width="2.9cm"/>
    </style:style>
    <style:style style:name="gr24" style:family="graphic" style:parent-style-name="standard">
      <style:graphic-properties svg:stroke-color="#666666" draw:fill="none" draw:textarea-horizontal-align="justify" draw:textarea-vertical-align="middle" draw:auto-grow-height="false" fo:min-height="1.45cm" fo:min-width="3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color="#666666"/>
    </style:style>
    <style:style style:name="P6" style:family="paragraph">
      <loext:graphic-properties draw:fill="none"/>
      <style:paragraph-properties fo:text-align="center"/>
      <style:text-properties fo:color="#666666" fo:font-size="12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Liberation Sans1" fo:font-size="12pt" style:font-name-asian="Liberation Sans1" style:font-size-asian="18pt" style:font-name-complex="Liberation Sans1" style:font-size-complex="18pt"/>
    </style:style>
    <style:style style:name="T3" style:family="text">
      <style:text-properties fo:color="#666666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cm" svg:height="1.4cm" svg:x="4.6cm" svg:y="1cm">
          <text:p text:style-name="P1"><text:span text:style-name="T1">Raw science exposures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2" draw:text-style-name="P2" xml:id="id9" draw:id="id9" draw:layer="layout" svg:width="4.5cm" svg:height="2cm" svg:x="5.45cm" svg:y="22.2cm">
          <text:p text:style-name="P1"><text:span text:style-name="T1">Combined</text:span><text:span text:style-name="T1"><text:line-break/></text:span><text:span text:style-name="T1">X-y-</text:span><text:span text:style-name="T2">λ </text:span><text:span text:style-name="T1">datacube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3" draw:text-style-name="P2" xml:id="id10" draw:id="id10" draw:layer="layout" svg:width="2.6cm" svg:height="1.2cm" svg:x="6.4cm" svg:y="4.7cm">
          <text:p text:style-name="P3"><text:span text:style-name="T1">gprepar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1" draw:id="id11" draw:layer="layout" svg:width="2.6cm" svg:height="1.2cm" svg:x="6.4cm" svg:y="6.85cm">
          <text:p text:style-name="P3"><text:span text:style-name="T1">gireduc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xml:id="id2" draw:id="id2" draw:layer="layout" svg:width="4.55cm" svg:height="5.4cm" svg:x="5.425cm" svg:y="3.3cm">
          <text:p text:style-name="P3"><text:span text:style-name="T1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xml:id="id17" draw:id="id17" draw:layer="layout" svg:width="2.9cm" svg:height="1.2cm" svg:x="11.95cm" svg:y="15.15cm">
          <text:p text:style-name="P3"><text:span text:style-name="T1">gftransfor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6" draw:text-style-name="P4" draw:layer="layout" svg:width="2.157cm" svg:height="0.725cm" svg:x="5.5cm" svg:y="3.575cm">
          <draw:text-box>
            <text:p><text:span text:style-name="T1">gfreduce</text:span></text:p>
          </draw:text-box>
        </draw:frame>
        <draw:custom-shape draw:style-name="gr3" draw:text-style-name="P2" xml:id="id3" draw:id="id3" draw:layer="layout" svg:width="2.6cm" svg:height="1.2cm" svg:x="6.4cm" svg:y="9.55cm">
          <text:p text:style-name="P3"><text:span text:style-name="T1">addbp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4" draw:id="id4" draw:layer="layout" svg:width="2.6cm" svg:height="1.2cm" svg:x="6.4cm" svg:y="11.55cm">
          <text:p text:style-name="P3"><text:span text:style-name="T1">gemfix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2" xml:id="id12" draw:id="id12" draw:layer="layout" svg:width="2.8cm" svg:height="1.2cm" svg:x="12cm" svg:y="5.25cm">
          <text:p text:style-name="P3"><text:span text:style-name="T1">gemcrspe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6" draw:id="id16" draw:layer="layout" svg:width="2.6cm" svg:height="1.2cm" svg:x="12.1cm" svg:y="13.1cm">
          <text:p text:style-name="P3"><text:span text:style-name="T1">gfextra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5" draw:id="id15" draw:layer="layout" svg:width="2.6cm" svg:height="1.2cm" svg:x="12.1cm" svg:y="11.1cm">
          <text:p text:style-name="P3"><text:span text:style-name="T1">gqecor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8" draw:id="id18" draw:layer="layout" svg:width="2.6cm" svg:height="1.2cm" svg:x="12.1cm" svg:y="17.139cm">
          <text:p text:style-name="P3"><text:span text:style-name="T1">gfskysu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2" xml:id="id19" draw:id="id19" draw:layer="layout" svg:width="3cm" svg:height="1.2cm" svg:x="11.9cm" svg:y="19.05cm">
          <text:p text:style-name="P3"><text:span text:style-name="T1">gscalibrat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6" draw:id="id6" draw:layer="layout" svg:width="2.6cm" svg:height="1.2cm" svg:x="6.4cm" svg:y="15.95cm">
          <text:p text:style-name="P3"><text:span text:style-name="T1">gfcub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6" xml:id="id7" draw:id="id7" draw:layer="layout" svg:width="2.6cm" svg:height="1.2cm" svg:x="6.4cm" svg:y="17.95cm">
          <text:p text:style-name="P5"><text:span text:style-name="T3">pyfalig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13" draw:id="id13" draw:layer="layout" svg:width="2.6cm" svg:height="1.2cm" svg:x="12.1cm" svg:y="7.25cm">
          <text:p text:style-name="P3"><text:span text:style-name="T1">gemfix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2" xml:id="id14" draw:id="id14" draw:layer="layout" svg:width="2.8cm" svg:height="1.2cm" svg:x="12cm" svg:y="9.2cm">
          <text:p text:style-name="P3"><text:span text:style-name="T1">gfscatsu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2" xml:id="id5" draw:id="id5" draw:layer="layout" svg:width="4.4cm" svg:height="17.1cm" svg:x="11.2cm" svg:y="3.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6" xml:id="id8" draw:id="id8" draw:layer="layout" svg:width="2.9cm" svg:height="1.2cm" svg:x="6.25cm" svg:y="19.95cm">
          <text:p text:style-name="P5"><text:span text:style-name="T3">pyfmosai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7" draw:layer="layout" draw:type="line" svg:x1="7.7cm" svg:y1="2.4cm" svg:x2="7.7cm" svg:y2="3.3cm" draw:start-shape="id1" draw:start-glue-point="6" draw:end-shape="id2" draw:end-glue-point="4" svg:d="M7700 2400v900" svg:viewBox="0 0 1 901">
          <text:p/>
        </draw:connector>
        <draw:connector draw:style-name="gr12" draw:text-style-name="P7" draw:layer="layout" draw:type="line" svg:x1="7.7cm" svg:y1="8.7cm" svg:x2="7.7cm" svg:y2="9.55cm" draw:end-shape="id3" draw:end-glue-point="4" svg:d="M7700 8700v850" svg:viewBox="0 0 1 851">
          <text:p/>
        </draw:connector>
        <draw:connector draw:style-name="gr12" draw:text-style-name="P7" draw:layer="layout" draw:type="line" svg:x1="7.7cm" svg:y1="10.75cm" svg:x2="7.7cm" svg:y2="11.55cm" draw:start-shape="id3" draw:start-glue-point="6" draw:end-shape="id4" draw:end-glue-point="4" svg:d="M7700 10750v800" svg:viewBox="0 0 1 801">
          <text:p/>
        </draw:connector>
        <draw:connector draw:style-name="gr12" draw:text-style-name="P7" draw:layer="layout" draw:line-skew="0cm 0.449cm -0.499cm" svg:x1="7.7cm" svg:y1="12.75cm" svg:x2="13.4cm" svg:y2="3.8cm" draw:start-shape="id4" draw:start-glue-point="6" draw:end-shape="id5" draw:end-glue-point="4" svg:d="M7700 12750v502h2850v-10452h2850v1000" svg:viewBox="0 0 5701 10453">
          <text:p/>
        </draw:connector>
        <draw:connector draw:style-name="gr12" draw:text-style-name="P7" draw:layer="layout" draw:line-skew="0.498cm 0.449cm -0.499cm" svg:x1="13.4cm" svg:y1="20.9cm" svg:x2="7.7cm" svg:y2="15.95cm" draw:start-shape="id5" draw:start-glue-point="6" draw:end-shape="id6" draw:end-glue-point="4" svg:d="M13400 20900v1000h-2850v-6950h-2850v1000" svg:viewBox="0 0 5701 6951">
          <text:p/>
        </draw:connector>
        <draw:connector draw:style-name="gr12" draw:text-style-name="P7" draw:layer="layout" draw:type="line" svg:x1="7.7cm" svg:y1="17.15cm" svg:x2="7.7cm" svg:y2="17.95cm" draw:start-shape="id6" draw:start-glue-point="6" draw:end-shape="id7" draw:end-glue-point="4" svg:d="M7700 17150v800" svg:viewBox="0 0 1 801">
          <text:p/>
        </draw:connector>
        <draw:connector draw:style-name="gr12" draw:text-style-name="P7" draw:layer="layout" draw:type="line" svg:x1="7.7cm" svg:y1="19.15cm" svg:x2="7.7cm" svg:y2="19.95cm" draw:start-shape="id7" draw:start-glue-point="6" draw:end-shape="id8" draw:end-glue-point="4" svg:d="M7700 19150v800" svg:viewBox="0 0 1 801">
          <text:p/>
        </draw:connector>
        <draw:connector draw:style-name="gr12" draw:text-style-name="P7" draw:layer="layout" draw:type="line" svg:x1="7.7cm" svg:y1="21.15cm" svg:x2="7.7cm" svg:y2="22.2cm" draw:start-shape="id8" draw:start-glue-point="6" draw:end-shape="id9" draw:end-glue-point="4" svg:d="M7700 21150v1050" svg:viewBox="0 0 1 1051">
          <text:p/>
        </draw:connector>
        <draw:connector draw:style-name="gr12" draw:text-style-name="P7" draw:layer="layout" draw:type="line" svg:x1="7.7cm" svg:y1="5.9cm" svg:x2="7.7cm" svg:y2="6.85cm" draw:start-shape="id10" draw:start-glue-point="6" draw:end-shape="id11" draw:end-glue-point="4" svg:d="M7700 5900v950" svg:viewBox="0 0 1 951">
          <text:p/>
        </draw:connector>
        <draw:connector draw:style-name="gr12" draw:text-style-name="P7" draw:layer="layout" draw:type="line" svg:x1="13.4cm" svg:y1="6.45cm" svg:x2="13.4cm" svg:y2="7.25cm" draw:start-shape="id12" draw:start-glue-point="6" draw:end-shape="id13" draw:end-glue-point="4" svg:d="M13400 6450v800" svg:viewBox="0 0 1 801">
          <text:p/>
        </draw:connector>
        <draw:connector draw:style-name="gr12" draw:text-style-name="P7" draw:layer="layout" draw:type="line" svg:x1="13.4cm" svg:y1="8.45cm" svg:x2="13.4cm" svg:y2="9.2cm" draw:start-shape="id13" draw:start-glue-point="6" draw:end-shape="id14" draw:end-glue-point="4" svg:d="M13400 8450v750" svg:viewBox="0 0 1 751">
          <text:p/>
        </draw:connector>
        <draw:connector draw:style-name="gr12" draw:text-style-name="P7" draw:layer="layout" draw:type="line" svg:x1="13.4cm" svg:y1="10.4cm" svg:x2="13.4cm" svg:y2="11.1cm" draw:start-shape="id14" draw:start-glue-point="6" draw:end-shape="id15" draw:end-glue-point="4" svg:d="M13400 10400v700" svg:viewBox="0 0 1 701">
          <text:p/>
        </draw:connector>
        <draw:connector draw:style-name="gr12" draw:text-style-name="P7" draw:layer="layout" draw:type="line" svg:x1="13.4cm" svg:y1="12.3cm" svg:x2="13.4cm" svg:y2="13.1cm" draw:start-shape="id15" draw:start-glue-point="6" draw:end-shape="id16" draw:end-glue-point="4" svg:d="M13400 12300v800" svg:viewBox="0 0 1 801">
          <text:p/>
        </draw:connector>
        <draw:connector draw:style-name="gr12" draw:text-style-name="P7" draw:layer="layout" draw:type="line" svg:x1="13.4cm" svg:y1="14.3cm" svg:x2="13.4cm" svg:y2="15.15cm" draw:start-shape="id16" draw:start-glue-point="6" draw:end-shape="id17" draw:end-glue-point="4" svg:d="M13400 14300v850" svg:viewBox="0 0 1 851">
          <text:p/>
        </draw:connector>
        <draw:connector draw:style-name="gr12" draw:text-style-name="P7" draw:layer="layout" draw:type="line" svg:x1="13.4cm" svg:y1="16.35cm" svg:x2="13.4cm" svg:y2="17.139cm" draw:start-shape="id17" draw:start-glue-point="6" draw:end-shape="id18" draw:end-glue-point="4" svg:d="M13400 16350v789" svg:viewBox="0 0 1 790">
          <text:p/>
        </draw:connector>
        <draw:connector draw:style-name="gr12" draw:text-style-name="P7" draw:layer="layout" draw:type="line" svg:x1="13.4cm" svg:y1="18.339cm" svg:x2="13.4cm" svg:y2="19.05cm" draw:start-shape="id18" draw:start-glue-point="6" draw:end-shape="id19" draw:end-glue-point="4" svg:d="M13400 18339v711" svg:viewBox="0 0 1 712">
          <text:p/>
        </draw:connector>
        <draw:frame draw:style-name="gr6" draw:text-style-name="P4" draw:layer="layout" svg:width="2.157cm" svg:height="0.725cm" svg:x="11.343cm" svg:y="4.1cm">
          <draw:text-box>
            <text:p><text:span text:style-name="T1">gfreduce</text:span></text:p>
          </draw:text-box>
        </draw:frame>
        <draw:custom-shape draw:style-name="gr13" draw:text-style-name="P2" xml:id="id20" draw:id="id20" draw:layer="layout" svg:width="4.8cm" svg:height="2.1cm" svg:x="0.2cm" svg:y="4.25cm">
          <text:p text:style-name="P3"><text:span text:style-name="T1">Add detector/sky</text:span></text:p>
          <text:p text:style-name="P3"><text:span text:style-name="T1">mapping as a binary</text:span></text:p>
          <text:p text:style-name="P3"><text:span text:style-name="T1">table extension (MDF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" draw:text-style-name="P2" xml:id="id21" draw:id="id21" draw:layer="layout" svg:width="3.8cm" svg:height="1.7cm" svg:x="0.7cm" svg:y="6.6cm">
          <text:p text:style-name="P3"><text:span text:style-name="T1">Trimming &amp; bias</text:span></text:p>
          <text:p text:style-name="P3"><text:span text:style-name="T1">subtrac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5" draw:text-style-name="P2" xml:id="id22" draw:id="id22" draw:layer="layout" svg:width="4cm" svg:height="1.7cm" svg:x="0.6cm" svg:y="9.3cm">
          <text:p text:style-name="P3"><text:span text:style-name="T1">Include a bad</text:span></text:p>
          <text:p text:style-name="P3"><text:span text:style-name="T1">pixel mask in DQ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" draw:text-style-name="P2" xml:id="id23" draw:id="id23" draw:layer="layout" svg:width="3.8cm" svg:height="1.7cm" svg:x="0.7cm" svg:y="11.3cm">
          <text:p text:style-name="P3"><text:span text:style-name="T1">Interpolate bad</text:span></text:p>
          <text:p text:style-name="P3"><text:span text:style-name="T1">columns etc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xml:id="id26" draw:id="id26" draw:layer="layout" svg:width="4cm" svg:height="1.6cm" svg:x="16.5cm" svg:y="9cm">
          <text:p text:style-name="P3"><text:span text:style-name="T1">Model &amp; subtract</text:span></text:p>
          <text:p text:style-name="P3"><text:span text:style-name="T1"><text:s/></text:span><text:span text:style-name="T1">Scattered ligh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7" draw:text-style-name="P2" xml:id="id25" draw:id="id25" draw:layer="layout" svg:width="3.9cm" svg:height="1.7cm" svg:x="16.55cm" svg:y="7cm">
          <text:p text:style-name="P3"><text:span text:style-name="T1">Interpolation over</text:span></text:p>
          <text:p text:style-name="P3"><text:span text:style-name="T1">cosmic ray flux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8" draw:text-style-name="P2" xml:id="id24" draw:id="id24" draw:layer="layout" svg:width="3.2cm" svg:height="1.7cm" svg:x="16.9cm" svg:y="5cm">
          <text:p text:style-name="P3"><text:span text:style-name="T1">Cosmic ray</text:span></text:p>
          <text:p text:style-name="P3"><text:span text:style-name="T1">detec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9" draw:text-style-name="P2" xml:id="id27" draw:id="id27" draw:layer="layout" svg:width="3.8cm" svg:height="1.6cm" svg:x="16.6cm" svg:y="10.9cm">
          <text:p text:style-name="P3"><text:span text:style-name="T1">Normalize QE(</text:span><text:span text:style-name="T2">λ</text:span><text:span text:style-name="T1">)</text:span></text:p>
          <text:p text:style-name="P3"><text:span text:style-name="T1">to CCD 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" draw:text-style-name="P2" xml:id="id31" draw:id="id31" draw:layer="layout" svg:width="3.8cm" svg:height="1.7cm" svg:x="16.6cm" svg:y="18.8cm">
          <text:p text:style-name="P3"><text:span text:style-name="T1">Apply flux(</text:span><text:span text:style-name="T2">λ</text:span><text:span text:style-name="T1">)</text:span></text:p>
          <text:p text:style-name="P3"><text:span text:style-name="T1">calibr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2" xml:id="id30" draw:id="id30" draw:layer="layout" svg:width="4.6cm" svg:height="1.7cm" svg:x="16.2cm" svg:y="16.889cm">
          <text:p text:style-name="P3"><text:span text:style-name="T1">Subtract sky spectrum</text:span></text:p>
          <text:p text:style-name="P3"><text:span text:style-name="T1">from each fibr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1" draw:text-style-name="P2" xml:id="id29" draw:id="id29" draw:layer="layout" svg:width="4.2cm" svg:height="1.7cm" svg:x="16.4cm" svg:y="14.9cm">
          <text:p text:style-name="P3"><text:span text:style-name="T1">Resample spectra</text:span></text:p>
          <text:p text:style-name="P3"><text:span text:style-name="T1">to linear wavelengt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2" draw:text-style-name="P2" xml:id="id28" draw:id="id28" draw:layer="layout" svg:width="4.1cm" svg:height="2cm" svg:x="16.45cm" svg:y="12.7cm">
          <text:p text:style-name="P3"><text:span text:style-name="T1">Mosaic CCDs,</text:span></text:p>
          <text:p text:style-name="P3"><text:span text:style-name="T1">extract 1D spectra</text:span></text:p>
          <text:p text:style-name="P3"><text:span text:style-name="T1">&amp; apply flat fiel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7" draw:text-style-name="P2" xml:id="id32" draw:id="id32" draw:layer="layout" svg:width="3.9cm" svg:height="1.7cm" svg:x="0.65cm" svg:y="15.7cm">
          <text:p text:style-name="P3"><text:span text:style-name="T1">Resample spectra</text:span></text:p>
          <text:p text:style-name="P3"><text:span text:style-name="T1">onto a 3D “cube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3" draw:text-style-name="P6" xml:id="id33" draw:id="id33" draw:layer="layout" svg:width="3.4cm" svg:height="1.7cm" svg:x="0.9cm" svg:y="17.7cm">
          <text:p text:style-name="P5"><text:span text:style-name="T3">Register WCS</text:span></text:p>
          <text:p text:style-name="P5"><text:span text:style-name="T3">spatially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4" draw:text-style-name="P6" xml:id="id34" draw:id="id34" draw:layer="layout" svg:width="3.5cm" svg:height="1.7cm" svg:x="0.85cm" svg:y="19.7cm">
          <text:p text:style-name="P5"><text:span text:style-name="T3">Shift &amp; co-add</text:span></text:p>
          <text:p text:style-name="P5"><text:span text:style-name="T3">data cub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5" draw:text-style-name="P7" draw:layer="layout" draw:type="line" svg:x1="5cm" svg:y1="5.3cm" svg:x2="6.4cm" svg:y2="5.3cm" draw:start-shape="id20" draw:start-glue-point="7" draw:end-shape="id10" draw:end-glue-point="5" svg:d="M5000 5300h1400" svg:viewBox="0 0 1401 1">
          <text:p/>
        </draw:connector>
        <draw:connector draw:style-name="gr25" draw:text-style-name="P7" draw:layer="layout" draw:type="line" svg:x1="4.5cm" svg:y1="7.45cm" svg:x2="6.4cm" svg:y2="7.45cm" draw:start-shape="id21" draw:start-glue-point="7" draw:end-shape="id11" draw:end-glue-point="5" svg:d="M4500 7450h1900" svg:viewBox="0 0 1901 1">
          <text:p/>
        </draw:connector>
        <draw:connector draw:style-name="gr25" draw:text-style-name="P7" draw:layer="layout" draw:type="line" svg:x1="4.6cm" svg:y1="10.15cm" svg:x2="6.4cm" svg:y2="10.15cm" draw:start-shape="id22" draw:start-glue-point="7" draw:end-shape="id3" draw:end-glue-point="5" svg:d="M4600 10150h1800" svg:viewBox="0 0 1801 1">
          <text:p/>
        </draw:connector>
        <draw:connector draw:style-name="gr25" draw:text-style-name="P7" draw:layer="layout" draw:type="line" svg:x1="4.5cm" svg:y1="12.15cm" svg:x2="6.4cm" svg:y2="12.15cm" draw:start-shape="id23" draw:start-glue-point="7" draw:end-shape="id4" draw:end-glue-point="5" svg:d="M4500 12150h1900" svg:viewBox="0 0 1901 1">
          <text:p/>
        </draw:connector>
        <draw:connector draw:style-name="gr25" draw:text-style-name="P7" draw:layer="layout" draw:type="line" svg:x1="14.8cm" svg:y1="5.85cm" svg:x2="16.9cm" svg:y2="5.85cm" draw:start-shape="id12" draw:start-glue-point="7" draw:end-shape="id24" draw:end-glue-point="5" svg:d="M14800 5850h2100" svg:viewBox="0 0 2101 1">
          <text:p/>
        </draw:connector>
        <draw:connector draw:style-name="gr25" draw:text-style-name="P7" draw:layer="layout" draw:type="line" svg:x1="14.7cm" svg:y1="7.85cm" svg:x2="16.55cm" svg:y2="7.85cm" draw:start-shape="id13" draw:start-glue-point="7" draw:end-shape="id25" draw:end-glue-point="5" svg:d="M14700 7850h1850" svg:viewBox="0 0 1851 1">
          <text:p/>
        </draw:connector>
        <draw:connector draw:style-name="gr25" draw:text-style-name="P7" draw:layer="layout" draw:type="line" svg:x1="14.8cm" svg:y1="9.8cm" svg:x2="16.5cm" svg:y2="9.8cm" draw:start-shape="id14" draw:start-glue-point="7" draw:end-shape="id26" draw:end-glue-point="5" svg:d="M14800 9800h1700" svg:viewBox="0 0 1701 1">
          <text:p/>
        </draw:connector>
        <draw:connector draw:style-name="gr25" draw:text-style-name="P7" draw:layer="layout" draw:type="line" svg:x1="14.7cm" svg:y1="11.7cm" svg:x2="16.6cm" svg:y2="11.7cm" draw:start-shape="id15" draw:start-glue-point="7" draw:end-shape="id27" draw:end-glue-point="5" svg:d="M14700 11700h1900" svg:viewBox="0 0 1901 1">
          <text:p/>
        </draw:connector>
        <draw:connector draw:style-name="gr25" draw:text-style-name="P7" draw:layer="layout" draw:type="line" svg:x1="14.7cm" svg:y1="13.7cm" svg:x2="16.45cm" svg:y2="13.7cm" draw:start-shape="id16" draw:start-glue-point="7" draw:end-shape="id28" draw:end-glue-point="5" svg:d="M14700 13700h1750" svg:viewBox="0 0 1751 1">
          <text:p/>
        </draw:connector>
        <draw:connector draw:style-name="gr25" draw:text-style-name="P7" draw:layer="layout" draw:type="line" svg:x1="14.85cm" svg:y1="15.75cm" svg:x2="16.4cm" svg:y2="15.75cm" draw:start-shape="id17" draw:start-glue-point="7" draw:end-shape="id29" draw:end-glue-point="5" svg:d="M14850 15750h1550" svg:viewBox="0 0 1551 1">
          <text:p/>
        </draw:connector>
        <draw:connector draw:style-name="gr25" draw:text-style-name="P7" draw:layer="layout" draw:type="line" svg:x1="14.7cm" svg:y1="17.739cm" svg:x2="16.2cm" svg:y2="17.739cm" draw:start-shape="id18" draw:start-glue-point="7" draw:end-shape="id30" draw:end-glue-point="5" svg:d="M14700 17739h1500" svg:viewBox="0 0 1501 1">
          <text:p/>
        </draw:connector>
        <draw:connector draw:style-name="gr25" draw:text-style-name="P7" draw:layer="layout" draw:type="line" svg:x1="14.9cm" svg:y1="19.65cm" svg:x2="16.6cm" svg:y2="19.65cm" draw:start-shape="id19" draw:start-glue-point="7" draw:end-shape="id31" draw:end-glue-point="5" svg:d="M14900 19650h1700" svg:viewBox="0 0 1701 1">
          <text:p/>
        </draw:connector>
        <draw:connector draw:style-name="gr25" draw:text-style-name="P7" draw:layer="layout" draw:type="line" svg:x1="4.55cm" svg:y1="16.55cm" svg:x2="6.4cm" svg:y2="16.55cm" draw:start-shape="id32" draw:start-glue-point="7" draw:end-shape="id6" draw:end-glue-point="5" svg:d="M4550 16550h1850" svg:viewBox="0 0 1851 1">
          <text:p/>
        </draw:connector>
        <draw:connector draw:style-name="gr25" draw:text-style-name="P7" draw:layer="layout" draw:type="line" svg:x1="4.3cm" svg:y1="18.55cm" svg:x2="6.4cm" svg:y2="18.55cm" draw:start-shape="id33" draw:start-glue-point="7" draw:end-shape="id7" draw:end-glue-point="5" svg:d="M4300 18550h2100" svg:viewBox="0 0 2101 1">
          <text:p/>
        </draw:connector>
        <draw:connector draw:style-name="gr25" draw:text-style-name="P7" draw:layer="layout" draw:type="line" svg:x1="4.35cm" svg:y1="20.55cm" svg:x2="6.25cm" svg:y2="20.55cm" draw:start-shape="id34" draw:start-glue-point="7" draw:end-shape="id8" draw:end-glue-point="5" svg:d="M4350 20550h1900" svg:viewBox="0 0 19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6:40:41.301928333</meta:creation-date>
    <dc:date>2017-09-07T17:30:04.506537874</dc:date>
    <meta:editing-duration>PT22H28M9S</meta:editing-duration>
    <meta:editing-cycles>76</meta:editing-cycles>
    <meta:generator>LibreOffice/5.0.6.2$Linux_X86_64 LibreOffice_project/00$Build-2</meta:generator>
    <meta:document-statistic meta:object-count="67"/>
  </office:meta>
</office:document-meta>
</file>